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08a51"/>
    </style:style>
    <style:style style:name="P2" style:family="paragraph" style:parent-style-name="Standard">
      <style:text-properties officeooo:rsid="00010685" officeooo:paragraph-rsid="00010685"/>
    </style:style>
    <style:style style:name="T1" style:family="text">
      <style:text-properties officeooo:rsid="00008a51"/>
    </style:style>
    <style:style style:name="T2" style:family="text">
      <style:text-properties fo:background-color="#ffff00" loext:char-shading-value="0"/>
    </style:style>
    <style:style style:name="T3" style:family="text">
      <style:text-properties fo:background-color="#ffff00" loext:char-shading-value="0"/>
    </style:style>
    <style:style style:name="T4" style:family="text">
      <style:text-properties officeooo:rsid="00008a51" fo:background-color="#ffff00" loext:char-shading-value="0"/>
    </style:style>
    <style:style style:name="T5" style:family="text">
      <style:text-properties officeooo:rsid="00008a51" fo:background-color="#ffff00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Pour commencer il y a</text:span><text:span text:style-name="T5"> un premier script qui faut lancer qui vas crée un fichier</text:span><text:span text:style-name="T1"> que vous devez pas déplacer dedans vous devez décompresser le ficher site-main puis vous devez mettre la commande dans votre exécuter de commande et ne pas la fermer </text:span></text:p>
      <text:p text:style-name="P1"/>
      <text:p text:style-name="P1">@echo off rem Vérifier si Node.js est installé node -v &gt;nul 2&gt;&amp;1 if %errorlevel% neq 0 ( echo Node.js n'est pas installé. Veuillez l'installer et réessayer. pause exit /b ) rem Vérifier si npm est installé npm -v &gt;nul 2&gt;&amp;1 if %errorlevel% neq 0 ( echo npm n'est pas installé. Veuillez l'installer et réessayer. pause exit /b ) rem Vérifier si curl est installé curl --version &gt;nul 2&gt;&amp;1 if %errorlevel% neq 0 ( echo curl n'est pas installé, installation de curl... rem Télécharger et installer curl pour Windows rem Assurez-vous que curl.exe est présent dans le chemin ou téléchargez-le et l'ajoutez à PATH ) rem Définir le chemin du dossier "site" sur le Bureau set SITE_DIR=%USERPROFILE%\Desktop\site rem Vérifier si le dossier "site" existe if not exist "%SITE_DIR%" ( echo Le dossier %SITE_DIR% n'existe pas. Assurez-vous que le dossier "site" est présent sur votre Bureau. pause exit /b ) rem Aller dans le dossier "site" cd "%SITE_DIR%" rem Initialiser un projet Node.js avec npm (si pas déjà fait) if not exist "package.json" ( echo Initialisation du projet Node.js... npm init -y ) rem Installer les dépendances nécessaires echo Installation des dépendances express et body-parser... npm install express body-parser rem Créer le dossier public pour les fichiers statiques (si nécessaire) if not exist "public" ( mkdir public ) rem Copier les fichiers index.html et style.css dans le dossier public (si ce n'est pas déjà fait) copy /Y index.html public\index.html copy /Y style.css public\style.css rem Créer le fichier data.json vide (si ce n'est pas déjà fait) if not exist "data.json" ( echo [] &gt; data.json ) rem Lancer le serveur echo Démarrage du serveur... node server.js rem Ajouter une pause à la fin pour ne pas fermer la fenêtre automatiquement pause </text:p>
      <text:p text:style-name="P1"/>
      <text:p text:style-name="P2">puis connecter vous a votre contre google et lancer le <text:span text:style-name="T3">deuxieme scrip ()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31T23:33:32.576000000</meta:creation-date>
    <dc:date>2025-01-31T23:37:55.254000000</dc:date>
    <meta:editing-duration>PT4M22S</meta:editing-duration>
    <meta:editing-cycles>2</meta:editing-cycles>
    <meta:generator>LibreOffice/7.6.4.1$Windows_X86_64 LibreOffice_project/e19e193f88cd6c0525a17fb7a176ed8e6a3e2aa1</meta:generator>
    <meta:document-statistic meta:table-count="0" meta:image-count="0" meta:object-count="0" meta:page-count="1" meta:paragraph-count="3" meta:word-count="346" meta:character-count="2085" meta:non-whitespace-character-count="1741"/>
  </office:meta>
</office:document-meta>
</file>